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4d05e"/>
    </style:style>
    <style:style style:name="P2" style:family="paragraph" style:parent-style-name="Standard">
      <style:text-properties officeooo:rsid="0014d05e" officeooo:paragraph-rsid="0014d05e"/>
    </style:style>
    <style:style style:name="P3" style:family="paragraph" style:parent-style-name="Standard">
      <style:paragraph-properties fo:text-align="center" style:justify-single-word="false"/>
      <style:text-properties officeooo:rsid="0014d05e" officeooo:paragraph-rsid="0014d05e"/>
    </style:style>
    <style:style style:name="P4" style:family="paragraph" style:parent-style-name="Standard">
      <style:text-properties officeooo:rsid="0016887d" officeooo:paragraph-rsid="0016887d"/>
    </style:style>
    <style:style style:name="P5" style:family="paragraph" style:parent-style-name="Standard">
      <style:text-properties officeooo:rsid="00184455" officeooo:paragraph-rsid="00184455"/>
    </style:style>
    <style:style style:name="P6" style:family="paragraph" style:parent-style-name="Standard">
      <style:text-properties officeooo:rsid="0019c530" officeooo:paragraph-rsid="0019c530"/>
    </style:style>
    <style:style style:name="P7" style:family="paragraph" style:parent-style-name="Standard" style:list-style-name="L1">
      <style:text-properties officeooo:paragraph-rsid="0014d05e"/>
    </style:style>
    <style:style style:name="P8" style:family="paragraph" style:parent-style-name="Standard" style:list-style-name="L1">
      <style:text-properties officeooo:rsid="0016887d" officeooo:paragraph-rsid="0016887d"/>
    </style:style>
    <style:style style:name="P9" style:family="paragraph" style:parent-style-name="Standard" style:list-style-name="L2">
      <style:text-properties officeooo:rsid="00184455" officeooo:paragraph-rsid="00184455"/>
    </style:style>
    <style:style style:name="P10" style:family="paragraph" style:parent-style-name="Standard" style:list-style-name="L3">
      <style:text-properties officeooo:rsid="0019c530" officeooo:paragraph-rsid="0019c53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sources</text:p>
      <text:p text:style-name="P1"/>
      <text:p text:style-name="P1"/>
      <text:p text:style-name="P1"/>
      <text:p text:style-name="P2">Navbar</text:p>
      <text:list xml:id="list1896661383" text:style-name="L1">
        <text:list-item>
          <text:p text:style-name="P8">Reusable Nav Bar</text:p>
          <text:list>
            <text:list-item>
              <text:p text:style-name="P7"><text:a xlink:type="simple" xlink:href="https://stackoverflow.com/questions/31954089/how-can-i-reuse-a-navigation-bar-on-multiple-pages" text:style-name="Internet_20_link" text:visited-style-name="Visited_20_Internet_20_Link">https://stackoverflow.com/questions/31954089/how-can-i-reuse-a-navigation-bar-on-multiple-pages</text:a></text:p>
              <text:list>
                <text:list-item>
                  <text:p text:style-name="P8">Did not work, has dependencies such as serverside and jquery reqs.</text:p>
                </text:list-item>
              </text:list>
            </text:list-item>
            <text:list-item>
              <text:p text:style-name="P7"><text:a xlink:type="simple" xlink:href="https://www.quora.com/How-can-I-reuse-HTML-code-nav-bar-that-is-referenced-on-all-pages-without-any-server-assists" text:style-name="Internet_20_link" text:visited-style-name="Visited_20_Internet_20_Link">https://www.quora.com/How-can-I-reuse-HTML-code-nav-bar-that-is-referenced-on-all-pages-without-any-server-assists</text:a> </text:p>
              <text:list>
                <text:list-item>
                  <text:p text:style-name="P8">Works, html only</text:p>
                </text:list-item>
              </text:list>
            </text:list-item>
            <text:list-item>
              <text:p text:style-name="P8"><text:a xlink:type="simple" xlink:href="https://www.freecodecamp.org/news/reusable-html-components-how-to-reuse-a-header-and-footer-on-a-website/" text:style-name="Internet_20_link" text:visited-style-name="Visited_20_Internet_20_Link">https://www.freecodecamp.org/news/reusable-html-components-how-to-reuse-a-header-and-footer-on-a-website/</text:a> </text:p>
            </text:list-item>
          </text:list>
        </text:list-item>
      </text:list>
      <text:p text:style-name="P4"/>
      <text:p text:style-name="P5">Positioning divs side by side</text:p>
      <text:list xml:id="list3273119651" text:style-name="L2">
        <text:list-item>
          <text:p text:style-name="P9"><text:a xlink:type="simple" xlink:href="https://stackoverflow.com/questions/2637696/how-to-place-div-side-by-side" text:style-name="Internet_20_link" text:visited-style-name="Visited_20_Internet_20_Link">https://stackoverflow.com/questions/2637696/how-to-place-div-side-by-side</text:a> <text:line-break/></text:p>
        </text:list-item>
      </text:list>
      <text:p text:style-name="P6">Horizontal Nav Bar</text:p>
      <text:list xml:id="list1887742280" text:style-name="L3">
        <text:list-item>
          <text:p text:style-name="P10"><text:a xlink:type="simple" xlink:href="https://www.w3schools.com/css/css_navbar_horizontal.asp" text:style-name="Internet_20_link" text:visited-style-name="Visited_20_Internet_20_Link">https://www.w3schools.com/css/css_navbar_horizontal.asp</text:a> </text:p>
        </text:list-item>
      </text:list>
      <text:p text:style-name="P6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1T11:14:11.777000000</meta:creation-date>
    <dc:date>2021-11-18T18:13:18.630000000</dc:date>
    <meta:editing-duration>PT2H53M38S</meta:editing-duration>
    <meta:editing-cycles>4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12" meta:word-count="40" meta:character-count="623" meta:non-whitespace-character-count="598"/>
  </office:meta>
</office:document-meta>
</file>